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ProximaNova-Regular" svg:font-family="ProximaNova-Regula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c3f96" officeooo:paragraph-rsid="001c3f96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bold" officeooo:rsid="001c3f96" officeooo:paragraph-rsid="001c3f96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bold" officeooo:rsid="001c3f96" officeooo:paragraph-rsid="001e2aa4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bold" officeooo:rsid="001e2aa4" officeooo:paragraph-rsid="001e2aa4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1c3f96" officeooo:paragraph-rsid="001c3f96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officeooo:rsid="001e2aa4" officeooo:paragraph-rsid="001e2aa4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ce181e" style:text-underline-style="solid" style:text-underline-width="auto" style:text-underline-color="font-color" fo:font-weight="bold" officeooo:rsid="001c3f96" officeooo:paragraph-rsid="001c3f96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ce181e" style:text-underline-style="none" fo:font-weight="bold" officeooo:rsid="001c3f96" officeooo:paragraph-rsid="001c3f96" style:font-weight-asian="bold" style:font-weight-complex="bold"/>
    </style:style>
    <style:style style:name="T1" style:family="text">
      <style:text-properties officeooo:rsid="001e2aa4"/>
    </style:style>
    <style:style style:name="T2" style:family="text">
      <style:text-properties officeooo:rsid="001f5336"/>
    </style:style>
    <style:style style:name="T3" style:family="text">
      <style:text-properties fo:font-weight="bold" officeooo:rsid="001f5336" style:font-weight-asian="bold" style:font-weight-complex="bold"/>
    </style:style>
    <style:style style:name="T4" style:family="text">
      <style:text-properties fo:font-style="italic" officeooo:rsid="001f5336" style:font-style-asian="italic" style:font-style-complex="italic"/>
    </style:style>
    <style:style style:name="T5" style:family="text">
      <style:text-properties officeooo:rsid="001fb529"/>
    </style:style>
    <style:style style:name="T6" style:family="text">
      <style:text-properties officeooo:rsid="00210f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User Interface (UI) Study</text:p>
      <text:p text:style-name="P1"/>
      <text:p text:style-name="P8">COLORS</text:p>
      <text:p text:style-name="P2"/>
      <text:p text:style-name="P3">60-30-10 <text:span text:style-name="T1">Rule:</text:span></text:p>
      <text:p text:style-name="P2"/>
      <text:p text:style-name="P5"><text:span text:style-name="T1">- T</text:span>he more colors use<text:span text:style-name="T1">d</text:span>, the harder it becomes to established a unified design.</text:p>
      <text:p text:style-name="P5"/>
      <text:p text:style-name="P5">- <text:span text:style-name="T1">T</text:span>he 60-30-10 rule states that three colors should be used in varying degrees (60%, 30%, 10%) to create the perfect harmony</text:p>
      <text:p text:style-name="P5"/>
      <text:p text:style-name="P5">- The primary color should cover about 60% of the space and create the overall unifying theme of the design.</text:p>
      <text:p text:style-name="P5"/>
      <text:p text:style-name="P5">- The 30% should contrast with the 60% to create a visually striking effect.</text:p>
      <text:p text:style-name="P5"/>
      <text:p text:style-name="P5">- The 10% is an ‘accent color’, which should complement either your primary or secondary color</text:p>
      <text:p text:style-name="P5"/>
      <text:p text:style-name="P4">Color Scheme Reasoning/Planning:</text:p>
      <text:p text:style-name="P4"/>
      <text:p text:style-name="P6">- Because my application is a marketplace and will have lots of content I need to stick to only three colours, using the 60-30-10 rule.</text:p>
      <text:p text:style-name="P6"/>
      <text:p text:style-name="P6">- <text:span text:style-name="T2">If I really need to use more then three colours then use </text:span><text:span text:style-name="T4">Tints &amp; Shades</text:span><text:span text:style-name="T3">.</text:span><text:span text:style-name="T2"> </text:span>T<text:span text:style-name="T2">his will</text:span> provide additional color options without clashing with <text:span text:style-name="T5">my</text:span> existing color scheme.</text:p>
      <text:p text:style-name="P6"/>
      <text:p text:style-name="P6">- <text:span text:style-name="T6">I also need to factor in the typical colors seen in the skydive images on my site so that the design is unified. (White – Blue )</text:span></text:p>
      <text:p text:style-name="P6"/>
      <text:p text:style-name="P6">- Because skyding is a lively and vibrant type extreme sport I need to fit that description with a lively and vibrant color scheme</text:p>
      <text:p text:style-name="P6"/>
      <text:p text:style-name="P6"/>
      <text:p text:style-name="P6"/>
      <text:p text:style-name="P4">Chosen Website Color Scheme: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ProximaNova-Regular" svg:font-family="ProximaNova-Regula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5T13:35:33.625745506</meta:creation-date>
    <meta:generator>LibreOffice/6.0.7.3$Linux_X86_64 LibreOffice_project/00m0$Build-3</meta:generator>
    <dc:date>2019-11-05T13:46:51.209043740</dc:date>
    <meta:editing-duration>PT11M21S</meta:editing-duration>
    <meta:editing-cycles>6</meta:editing-cycles>
    <meta:document-statistic meta:table-count="0" meta:image-count="0" meta:object-count="0" meta:page-count="1" meta:paragraph-count="14" meta:word-count="205" meta:character-count="1145" meta:non-whitespace-character-count="953"/>
  </office:meta>
</office:document-meta>
</file>